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5d5d" svg:stroke-opacity="0%" draw:fill-color="#00b4b4" draw:opacity="16%" draw:textarea-horizontal-align="justify" draw:textarea-vertical-align="middle" draw:auto-grow-height="false" fo:min-height="0.567cm" fo:min-width="0.317cm"/>
    </style:style>
    <style:style style:name="gr2" style:family="graphic" style:parent-style-name="objectwithoutfill">
      <style:graphic-properties draw:stroke="dash" draw:stroke-dash="Fine_20_Dashed" svg:stroke-width="0.018cm" svg:stroke-color="#bababa" draw:marker-start="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svg:stroke-width="0.159cm" svg:stroke-color="#e472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solid" svg:stroke-width="0.018cm" svg:stroke-color="#007ffe" draw:marker-start-width="0.227cm" draw:marker-end="Arrow" draw:marker-end-width="0.227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Fine_20_Dashed" svg:stroke-width="0.018cm" svg:stroke-color="#d0d0d0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objectwithoutfill">
      <style:graphic-properties svg:stroke-width="0.035cm" svg:stroke-color="#333333" draw:marker-start="Dimension_20_Lines" draw:marker-start-width="0.252cm" draw:marker-end="Dimension_20_Lines" draw:marker-end-width="0.252cm" draw:fill="solid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="none" draw:textarea-vertical-align="middle" draw:auto-grow-height="false" fo:min-height="1.57cm" fo:min-width="0cm"/>
    </style:style>
    <style:style style:name="gr11" style:family="graphic" style:parent-style-name="objectwithoutfill">
      <style:graphic-properties svg:stroke-color="#939393" draw:fill="solid" draw:textarea-vertical-align="middle"/>
    </style:style>
    <style:style style:name="gr12" style:family="graphic" style:parent-style-name="objectwithoutfill">
      <style:graphic-properties svg:stroke-width="0.035cm" svg:stroke-color="#ff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00b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00b4b4" draw:opacity="16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155cm" svg:height="1.155cm" svg:x="3.345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637cm" svg:y1="2.906cm" svg:x2="4.767cm" svg:y2="3.482cm">
          <text:p/>
        </draw:line>
        <draw:line draw:style-name="gr3" draw:text-style-name="P2" draw:layer="layout" svg:x1="4.092cm" svg:y1="2.099cm" svg:x2="5.148cm" svg:y2="-0.057cm">
          <text:p/>
        </draw:line>
        <draw:line draw:style-name="gr3" draw:text-style-name="P2" draw:layer="layout" svg:x1="2.127cm" svg:y1="6cm" svg:x2="3.223cm" svg:y2="3.759cm">
          <text:p/>
        </draw:line>
        <draw:custom-shape draw:style-name="gr4" draw:text-style-name="P3" draw:layer="layout" svg:width="0.206cm" svg:height="0.206cm" svg:x="4.844cm" svg:y="0.2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06cm" svg:height="0.206cm" svg:x="2.709cm" svg:y="4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516cm" svg:height="0.47cm" svg:x="2.754cm" svg:y="4.5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4" draw:layer="layout" svg:width="0.479cm" svg:height="0.47cm" svg:x="5.093cm" svg:y="0.30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4" draw:layer="layout" svg:width="0.479cm" svg:height="0.47cm" svg:x="3.924cm" svg:y="5.35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6" draw:text-style-name="P2" draw:layer="layout" svg:x1="3.909cm" svg:y1="5.322cm" svg:x2="4.833cm" svg:y2="4.471cm">
          <text:p/>
        </draw:line>
        <draw:line draw:style-name="gr7" draw:text-style-name="P2" draw:layer="layout" svg:x1="3.905cm" svg:y1="5.327cm" svg:x2="5.455cm" svg:y2="5.317cm">
          <text:p/>
        </draw:line>
        <draw:custom-shape draw:style-name="gr4" draw:text-style-name="P3" draw:layer="layout" svg:width="0.206cm" svg:height="0.206cm" svg:x="3.837cm" svg:y="5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" draw:layer="layout" svg:width="0.262cm" svg:height="0.205cm" draw:transform="rotate (-0.439822971502571) translate (4.413cm 4.942cm)" svg:viewBox="0 0 263 206" svg:d="M0 0c150 0 263 206 263 206">
          <text:p/>
        </draw:path>
        <draw:frame draw:style-name="gr5" draw:text-style-name="P4" draw:layer="layout" svg:width="0.466cm" svg:height="0.242cm" svg:x="4.495cm" svg:y="4.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4" draw:layer="layout" svg:width="0.479cm" svg:height="0.47cm" svg:x="3.758cm" svg:y="2.55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9" draw:text-style-name="P2" draw:layer="layout" svg:x1="3.248cm" svg:y1="3.777cm" svg:x2="4.101cm" svg:y2="2.093cm">
          <text:p/>
        </draw:line>
        <draw:custom-shape draw:style-name="gr4" draw:text-style-name="P3" draw:layer="layout" svg:width="0.206cm" svg:height="0.206cm" svg:x="3.572cm" svg:y="2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292cm" svg:height="1.92cm" draw:transform="rotate (-0.458847060349308) translate (3.144cm 2.6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4" draw:layer="layout" svg:width="0.433cm" svg:height="0.47cm" svg:x="2.303cm" svg:y="3.1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4" draw:text-style-name="P3" draw:layer="layout" svg:width="0.206cm" svg:height="0.206cm" svg:x="4.651cm" svg:y="3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634cm" svg:height="0.47cm" svg:x="4.701cm" svg:y="2.89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1" draw:text-style-name="P2" draw:layer="layout" svg:x1="3.592cm" svg:y1="3.173cm" svg:x2="3.824cm" svg:y2="3.301cm">
          <text:p/>
        </draw:line>
        <draw:line draw:style-name="gr11" draw:text-style-name="P2" draw:layer="layout" svg:x1="3.931cm" svg:y1="3.088cm" svg:x2="3.824cm" svg:y2="3.301cm">
          <text:p/>
        </draw:line>
        <draw:line draw:style-name="gr12" draw:text-style-name="P2" draw:layer="layout" svg:x1="0.891cm" svg:y1="1.473cm" svg:x2="2.06cm" svg:y2="1.473cm">
          <text:p/>
        </draw:line>
        <draw:line draw:style-name="gr13" draw:text-style-name="P2" draw:layer="layout" svg:x1="0.883cm" svg:y1="1.473cm" svg:x2="0.856cm" svg:y2="0.409cm">
          <text:p/>
        </draw:line>
        <draw:frame draw:style-name="gr5" draw:text-style-name="P4" draw:layer="layout" svg:width="0.976cm" svg:height="0.47cm" svg:x="0.293cm" svg:y="1.58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8-04T12:01:48.229223529</dc:date>
    <meta:editing-duration>PT1H9M55S</meta:editing-duration>
    <meta:editing-cycles>15</meta:editing-cycles>
    <meta:generator>LibreOffice/6.0.7.3$Linux_X86_64 LibreOffice_project/00m0$Build-3</meta:generator>
    <meta:document-statistic meta:object-count="26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α</mi>
    <annotation encoding="StarMath 5.0">%alpha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d</mi>
    <annotation encoding="StarMath 5.0">d</annotation>
  </semantics>
</math>
</file>

<file path=Object 7/content.xml><?xml version="1.0" encoding="utf-8"?>
<math xmlns="http://www.w3.org/1998/Math/MathML" display="block">
  <semantics>
    <mrow>
      <mi>P</mi>
      <mi>'</mi>
    </mrow>
    <annotation encoding="StarMath 5.0">P'</annotation>
  </semantics>
</math>
</file>

<file path=Object 8/content.xml><?xml version="1.0" encoding="utf-8"?>
<math xmlns="http://www.w3.org/1998/Math/MathML" display="block">
  <semantics>
    <mrow>
      <mtext>{</mtext>
      <mi>w</mi>
      <mtext>}</mtext>
    </mrow>
    <annotation encoding="StarMath 5.0">"{"w"}"</annotation>
  </semantics>
</math>
</file>